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</office:automatic-styles>
  <office:body>
    <office:text text:use-soft-page-breaks="true">
      <text:p text:style-name="P1"><text:span text:style-name="強調粗體">大家好，我叫</text:span><text:span text:style-name="強調粗體">江芳綺</text:span><text:span text:style-name="強調粗體">，來自</text:span><text:span text:style-name="強調粗體">彰化</text:span><text:span text:style-name="強調粗體">。</text:span><text:line-break/>我目前是大四的學生，進修部體育系。我對體育很有興趣，平時喜歡跑步。<text:line-break/>我選擇這個專業是因為對體育有興趣，並且希望能在未來能夠學以致用。很高興認識大家，希望以後能與大家共同學習，一起進步！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</meta:initial-creator>
    <dc:creator>User</dc:creator>
    <meta:creation-date>2025-04-19T06:26:00Z</meta:creation-date>
    <dc:date>2025-04-19T06:46:00Z</dc:date>
    <meta:template xlink:href="Normal.dotm" xlink:type="simple"/>
    <meta:editing-cycles>1</meta:editing-cycles>
    <meta:editing-duration>PT1200S</meta:editing-duration>
    <meta:document-statistic meta:page-count="1" meta:paragraph-count="1" meta:word-count="16" meta:character-count="108" meta:row-count="1" meta:non-whitespace-character-count="93"/>
  </office:meta>
</office:document-meta>
</file>